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rlito" svg:font-family="Carli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rlito" officeooo:rsid="000783d5" officeooo:paragraph-rsid="000783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not a WordprocessingML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rlito" svg:font-family="Carli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4:35:37.964690886</meta:creation-date>
    <dc:date>2017-09-16T14:35:58.346056932</dc:date>
    <meta:editing-duration>PT20S</meta:editing-duration>
    <meta:editing-cycles>1</meta:editing-cycles>
    <meta:document-statistic meta:table-count="0" meta:image-count="0" meta:object-count="0" meta:page-count="1" meta:paragraph-count="1" meta:word-count="6" meta:character-count="36" meta:non-whitespace-character-count="31"/>
    <meta:generator>LibreOffice/5.2.7.2$Linux_X86_64 LibreOffice_project/20m0$Build-2</meta:generator>
  </office:meta>
</office:document-meta>
</file>